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laimanLipi" svg:font-family="SolaimanLipi" style:font-family-generic="script" style:font-pitch="fixed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5in" fo:break-before="page" table:align="margins"/>
    </style:style>
    <style:style style:name="Table1.A" style:family="table-column">
      <style:table-column-properties style:column-width="0.8472in" style:rel-column-width="1220*"/>
    </style:style>
    <style:style style:name="Table1.B" style:family="table-column">
      <style:table-column-properties style:column-width="2.6854in" style:rel-column-width="3868*"/>
    </style:style>
    <style:style style:name="Table1.C" style:family="table-column">
      <style:table-column-properties style:column-width="1.6493in" style:rel-column-width="2376*"/>
    </style:style>
    <style:style style:name="Table1.D" style:family="table-column">
      <style:table-column-properties style:column-width="1.7431in" style:rel-column-width="2511*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382in" fo:border="0.5pt solid #000000"/>
    </style:style>
    <style:style style:name="Table1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24pt" fo:font-weight="normal" officeooo:rsid="000508c7" officeooo:paragraph-rsid="000508c7" style:font-size-asian="24pt" style:font-weight-asian="normal" style:font-size-complex="24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24pt" fo:font-weight="normal" officeooo:rsid="0006c3a6" officeooo:paragraph-rsid="0006c3a6" style:font-size-asian="24pt" style:font-weight-asian="normal" style:font-size-complex="24pt" style:font-weight-complex="normal"/>
    </style:style>
    <style:style style:name="P3" style:family="paragraph" style:parent-style-name="Standard">
      <style:paragraph-properties fo:margin-top="0in" fo:margin-bottom="0.1in" style:contextual-spacing="false" fo:text-align="start" style:justify-single-word="false"/>
      <style:text-properties style:font-name="SolaimanLipi" fo:font-size="24pt" fo:font-weight="normal" officeooo:rsid="00072a10" officeooo:paragraph-rsid="00072a10" style:font-size-asian="24pt" style:font-weight-asian="normal" style:font-size-complex="24pt" style:font-weight-complex="normal"/>
    </style:style>
    <style:style style:name="P4" style:family="paragraph" style:parent-style-name="Standard">
      <style:paragraph-properties fo:margin-top="0.1in" fo:margin-bottom="0in" style:contextual-spacing="false" fo:text-align="start" style:justify-single-word="false"/>
      <style:text-properties style:font-name="SolaimanLipi" fo:font-size="24pt" fo:font-weight="normal" officeooo:rsid="00072a10" officeooo:paragraph-rsid="00072a10" style:font-size-asian="24pt" style:font-weight-asian="normal" style:font-size-complex="24pt" style:font-weight-complex="normal"/>
    </style:style>
    <style:style style:name="P5" style:family="paragraph" style:parent-style-name="Standard">
      <style:paragraph-properties fo:margin-top="0.1in" fo:margin-bottom="0in" style:contextual-spacing="false" fo:text-align="start" style:justify-single-word="false"/>
      <style:text-properties style:font-name="SolaimanLipi" fo:font-size="24pt" fo:font-weight="normal" officeooo:rsid="002444b2" officeooo:paragraph-rsid="002444b2" style:font-size-asian="24pt" style:font-weight-asian="normal" style:font-size-complex="24pt" style:font-weight-complex="normal"/>
    </style:style>
    <style:style style:name="P6" style:family="paragraph" style:parent-style-name="Standard">
      <style:paragraph-properties fo:margin-top="0.1in" fo:margin-bottom="0in" style:contextual-spacing="false" fo:text-align="start" style:justify-single-word="false"/>
      <style:text-properties style:font-name="SolaimanLipi" fo:font-size="24pt" fo:font-weight="normal" officeooo:rsid="0025b1db" officeooo:paragraph-rsid="0025b1db" style:font-size-asian="24pt" style:font-weight-asian="normal" style:font-size-complex="24pt" style:font-weight-complex="normal"/>
    </style:style>
    <style:style style:name="P7" style:family="paragraph" style:parent-style-name="Standard">
      <style:paragraph-properties fo:margin-top="0.1in" fo:margin-bottom="0in" style:contextual-spacing="false" fo:text-align="start" style:justify-single-word="false"/>
      <style:text-properties style:font-name="SolaimanLipi" fo:font-size="24pt" fo:font-weight="normal" officeooo:rsid="0026d133" officeooo:paragraph-rsid="0026d133" style:font-size-asian="24pt" style:font-weight-asian="normal" style:font-size-complex="24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SolaimanLipi" fo:font-size="24pt" officeooo:rsid="00236d24" officeooo:paragraph-rsid="00236d24" style:font-size-asian="24pt" style:font-size-complex="24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24pt" officeooo:rsid="00229ad8" officeooo:paragraph-rsid="00229ad8" style:font-size-asian="24pt" style:font-size-complex="24pt"/>
    </style:style>
    <style:style style:name="P10" style:family="paragraph" style:parent-style-name="Table_20_Contents">
      <style:paragraph-properties fo:margin-top="0in" fo:margin-bottom="0in" style:contextual-spacing="false" fo:text-align="center" style:justify-single-word="false"/>
      <style:text-properties style:font-name="Times New Roman" fo:font-size="24pt" officeooo:rsid="00229ad8" officeooo:paragraph-rsid="00229ad8" style:font-size-asian="24pt" style:font-size-complex="24pt"/>
    </style:style>
    <style:style style:name="T1" style:family="text">
      <style:text-properties style:font-name-complex="SolaimanLipi"/>
    </style:style>
    <style:style style:name="T2" style:family="text">
      <style:text-properties style:font-name="SolaimanLipi" style:font-name-complex="SolaimanLipi"/>
    </style:style>
    <style:style style:name="T3" style:family="text">
      <style:text-properties officeooo:rsid="0024f345"/>
    </style:style>
    <style:style style:name="T4" style:family="text">
      <style:text-properties officeooo:rsid="0028bdd6"/>
    </style:style>
    <style:style style:name="T5" style:family="text">
      <style:text-properties officeooo:rsid="0029f23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loop control variable → <text:span text:style-name="T1">একটা লুপ কতবার রান করবে তা নির্ধারণ করা।</text:span></text:p>
      <text:p text:style-name="P2">2. condition →<text:span text:style-name="T2"> শর্তের সাথে</text:span> loop control variable<text:span text:style-name="T2"> কে মিলিয়ে দেখা</text:span></text:p>
      <text:p text:style-name="P3"><text:span text:style-name="T1">3. increment/decrement → <text:s/>loop control variable এর মান হ্রাস বৃদ্ধি করা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9">Loop</text:p>
          </table:table-cell>
          <table:table-cell table:style-name="Table1.A1" office:value-type="string">
            <text:p text:style-name="P9">Loop Control<text:line-break/>Variable</text:p>
          </table:table-cell>
          <table:table-cell table:style-name="Table1.A1" office:value-type="string">
            <text:p text:style-name="P10">Condition</text:p>
          </table:table-cell>
          <table:table-cell table:style-name="Table1.D1" office:value-type="string">
            <text:p text:style-name="P9">Increment/<text:line-break/>Decrement</text:p>
          </table:table-cell>
        </table:table-row>
        <table:table-row>
          <table:table-cell table:style-name="Table1.A2" office:value-type="string">
            <text:p text:style-name="P8">while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1</text:p>
          </table:table-cell>
          <table:table-cell table:style-name="Table1.D2" office:value-type="string">
            <text:p text:style-name="P8">0</text:p>
          </table:table-cell>
        </table:table-row>
        <table:table-row>
          <table:table-cell table:style-name="Table1.A2" office:value-type="string">
            <text:p text:style-name="P8">for</text:p>
          </table:table-cell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P8">1</text:p>
          </table:table-cell>
          <table:table-cell table:style-name="Table1.D2" office:value-type="string">
            <text:p text:style-name="P8">1</text:p>
          </table:table-cell>
        </table:table-row>
      </table:table>
      <text:p text:style-name="P4"/>
      <text:p text:style-name="P6">initialize</text:p>
      <text:p text:style-name="P5">while (condit<text:span text:style-name="T3">i</text:span>on) {</text:p>
      <text:p text:style-name="P5"><text:tab/>statements</text:p>
      <text:p text:style-name="P6"><text:tab/>increment</text:p>
      <text:p text:style-name="P5">}</text:p>
      <text:p text:style-name="P6"/>
      <text:p text:style-name="P6">initialize</text:p>
      <text:p text:style-name="P5">do {</text:p>
      <text:p text:style-name="P5"><text:tab/>statements</text:p>
      <text:p text:style-name="P6"><text:tab/>increment</text:p>
      <text:p text:style-name="P5">} while (condit<text:span text:style-name="T3">i</text:span>on);</text:p>
      <text:p text:style-name="P5"/>
      <text:p text:style-name="P5"><text:soft-page-break/>for (initialize; condition; increment) {</text:p>
      <text:p text:style-name="P5"><text:tab/>statements</text:p>
      <text:p text:style-name="P5">}</text:p>
      <text:p text:style-name="P5"/>
      <text:p text:style-name="P7">Homework: 1. sum from 1 to n (using do-while loop, for loop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laimanLipi" svg:font-family="SolaimanLipi" style:font-family-generic="script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30T19:24:28.223000000</meta:creation-date>
    <meta:generator>LibreOffice/7.4.7.2$Windows_X86_64 LibreOffice_project/723314e595e8007d3cf785c16538505a1c878ca5</meta:generator>
    <dc:date>2023-09-02T19:54:26.764000000</dc:date>
    <meta:editing-duration>PT1H14M57S</meta:editing-duration>
    <meta:editing-cycles>39</meta:editing-cycles>
    <meta:document-statistic meta:table-count="1" meta:image-count="0" meta:object-count="0" meta:page-count="3" meta:paragraph-count="29" meta:word-count="84" meta:character-count="456" meta:non-whitespace-character-count="395"/>
  </office:meta>
</office:document-meta>
</file>